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ira Code Medium" svg:font-family="'Fira Code Medium'" style:font-adornments="Medium" style:font-pitch="fixed"/>
    <style:font-face style:name="Fira Code Medium1" svg:font-family="'Fira Code Medium'" style:font-adornments="Regular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Muli" svg:font-family="Muli" style:font-adornments="Bold" style:font-pitch="variable"/>
    <style:font-face style:name="Muli1" svg:font-family="Muli" style:font-adornments="Light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ira Code Medium" svg:font-family="'Fira Code Medium'" style:font-adornments="Medium" style:font-pitch="fixed"/>
    <style:font-face style:name="Fira Code Medium1" svg:font-family="'Fira Code Medium'" style:font-adornments="Regular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Muli" svg:font-family="Muli" style:font-adornments="Bold" style:font-pitch="variable"/>
    <style:font-face style:name="Muli1" svg:font-family="Muli" style:font-adornments="Light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li1" fo:font-family="Muli" style:font-style-name="Light" style:font-pitch="variable" fo:font-size="11pt" fo:font-weight="250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Muli" fo:font-family="Muli" style:font-style-name="Bold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  <style:text-properties fo:font-size="11pt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Muli" fo:font-family="Muli" style:font-style-name="Bold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Fira Code Medium1" fo:font-family="'Fira Code Medium'" style:font-style-name="Regular" style:font-pitch="fixed" fo:font-size="11pt" fo:language="zxx" fo:country="none" fo:font-style="normal" fo:font-weight="normal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margin-top="0cm" fo:margin-bottom="0.21cm" style:contextual-spacing="false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Fira Code Medium1" fo:font-family="'Fira Code Medium'" style:font-style-name="Regular" style:font-pitch="fixed" fo:font-size="11pt" fo:language="zxx" fo:country="none" fo:font-style="normal" fo:font-weight="normal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Fira Code Medium" fo:font-family="'Fira Code Medium'" style:font-style-name="Medium" style:font-pitch="fixed" fo:font-size="11pt" fo:font-weight="normal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16cm" fo:min-height="0.041cm"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1%.%2%.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4-05T15:48:55.507673510</dc:date>
    <meta:editing-duration>PT2H4M4S</meta:editing-duration>
    <meta:editing-cycles>1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